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attingStrikeRate</mi>
      <mo stretchy="false">=</mo>
      <mrow>
        <mfrac>
          <mi mathvariant="italic">RunsScored</mi>
          <mi mathvariant="italic">BallsFaced</mi>
        </mfrac>
        <mo stretchy="false">∗</mo>
        <mn>100</mn>
      </mrow>
    </mrow>
    <annotation encoding="StarMath 5.0">BattingStrikeRate={RunsScored} over{BallsFaced} *   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06:02.803688984</meta:creation-date>
    <dc:date>2019-10-17T11:46:53.752627165</dc:date>
    <meta:editing-duration>PT2M4S</meta:editing-duration>
    <meta:editing-cycles>2</meta:editing-cycles>
    <meta:generator>LibreOffice/6.0.7.3$Linux_X86_64 LibreOffice_project/00m0$Build-3</meta:generator>
  </office:meta>
</office:document-meta>
</file>